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33" style:family="paragraph" style:parent-style-name="Standard">
      <style:text-properties style:font-name="PT Mono" officeooo:paragraph-rsid="0013202e"/>
    </style:style>
    <style:style style:name="P34" style:family="paragraph" style:parent-style-name="Standard">
      <style:paragraph-properties fo:break-before="page"/>
      <style:text-properties style:font-name="PT Mono" officeooo:paragraph-rsid="0013202e"/>
    </style:style>
    <style:style style:name="P35" style:family="paragraph" style:parent-style-name="Footnote">
      <style:text-properties fo:font-size="8pt" officeooo:rsid="0324c139" officeooo:paragraph-rsid="0324c139" style:font-size-asian="8pt" style:font-size-complex="8pt"/>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style:style style:name="T24" style:family="text">
      <style:text-properties officeooo:rsid="03295add"/>
    </style:style>
    <style:style style:name="T25" style:family="text">
      <style:text-properties officeooo:rsid="032a7a34"/>
    </style:style>
    <style:style style:name="T26" style:family="text">
      <style:text-properties officeooo:rsid="032befbd"/>
    </style:style>
    <style:style style:name="T27" style:family="text">
      <style:text-properties officeooo:rsid="032d1296"/>
    </style:style>
    <style:style style:name="T28" style:family="text">
      <style:text-properties officeooo:rsid="032dd5d0"/>
    </style:style>
    <style:style style:name="T29" style:family="text">
      <style:text-properties officeooo:rsid="032e2a5c"/>
    </style:style>
    <style:style style:name="T30" style:family="text">
      <style:text-properties officeooo:rsid="032e2e84"/>
    </style:style>
    <style:style style:name="T31" style:family="text">
      <style:text-properties officeooo:rsid="032f12ea"/>
    </style:style>
    <style:style style:name="T32" style:family="text">
      <style:text-properties officeooo:rsid="033002c0"/>
    </style:style>
    <style:style style:name="T33" style:family="text">
      <style:text-properties officeooo:rsid="0331e8af"/>
    </style:style>
    <style:style style:name="T34" style:family="text">
      <style:text-properties officeooo:rsid="0332e46a"/>
    </style:style>
    <style:style style:name="T35" style:family="text">
      <style:text-properties officeooo:rsid="033445b5"/>
    </style:style>
    <style:style style:name="T36" style:family="text">
      <style:text-properties officeooo:rsid="033560da"/>
    </style:style>
    <style:style style:name="T37" style:family="text">
      <style:text-properties officeooo:rsid="033589ce"/>
    </style:style>
    <style:style style:name="T38" style:family="text">
      <style:text-properties officeooo:rsid="0338f6ab"/>
    </style:style>
    <style:style style:name="T39" style:family="text">
      <style:text-properties officeooo:rsid="033a610d"/>
    </style:style>
    <style:style style:name="T40" style:family="text">
      <style:text-properties officeooo:rsid="033b70f2"/>
    </style:style>
    <style:style style:name="T41" style:family="text">
      <style:text-properties officeooo:rsid="033e87f9"/>
    </style:style>
    <style:style style:name="T42" style:family="text">
      <style:text-properties officeooo:rsid="03405ff0"/>
    </style:style>
    <style:style style:name="T43" style:family="text">
      <style:text-properties officeooo:rsid="0341bb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3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34"><text:span text:style-name="T2"/></text:p>
      <text:p text:style-name="P4">X.XVII</text:p>
      <text:p text:style-name="P3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32"><text:span text:style-name="T3"/></text:p>
      <text:p text:style-name="P4">X.XVIII</text:p>
      <text:p text:style-name="P3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32"><text:span text:style-name="T3"/></text:p>
      <text:p text:style-name="P4">X.XIX</text:p>
      <text:p text:style-name="P3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32"><text:span text:style-name="T3"/></text:p>
      <text:p text:style-name="P4">X.XX</text:p>
      <text:p text:style-name="P32"><text:span text:style-name="T3"/></text:p>
      <text:p text:style-name="P3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32"><text:span text:style-name="T3"/></text:p>
      <text:p text:style-name="P4">X.XXI</text:p>
      <text:p text:style-name="P3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32"><text:span text:style-name="T3"/></text:p>
      <text:p text:style-name="P5">. . .</text:p>
      <text:p text:style-name="P3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32"><text:span text:style-name="T3"/></text:p>
      <text:p text:style-name="P32"><text:span text:style-name="T3"/></text:p>
      <text:p text:style-name="P32"><text:span text:style-name="T3"/></text:p>
      <text:p text:style-name="P32"><text:span text:style-name="T3"/></text:p>
      <text:p text:style-name="P32"><text:soft-page-break/><text:span text:style-name="T3">X.XXII</text:span></text:p>
      <text:p text:style-name="P3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32"><text:span text:style-name="T3"/></text:p>
      <text:p text:style-name="P5">. . .</text:p>
      <text:p text:style-name="P3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32"><text:span text:style-name="T3">. . .</text:span><text:span text:style-name="T4">I finished Outbreak, started a Libre Office file for this journal, pasted my recent entries from Google Keep, 7:52.</text:span></text:p>
      <text:p text:style-name="P32"><text:span text:style-name="T4"/></text:p>
      <text:p text:style-name="P6">X.XXIII</text:p>
      <text:p text:style-name="P32"><text:span text:style-name="T4"/></text:p>
      <text:p text:style-name="P3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32"><text:span text:style-name="T4"/></text:p>
      <text:p text:style-name="P7">. . .</text:p>
      <text:p text:style-name="P32"><text:span text:style-name="T4"/></text:p>
      <text:p text:style-name="P3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32"><text:span text:style-name="T4"/></text:p>
      <text:p text:style-name="P32"><text:span text:style-name="T4"/></text:p>
      <text:p text:style-name="P32"><text:span text:style-name="T4"/></text:p>
      <text:p text:style-name="P32"><text:soft-page-break/><text:span text:style-name="T4">X.XXIV</text:span></text:p>
      <text:p text:style-name="P32"><text:span text:style-name="T4"/></text:p>
      <text:p text:style-name="P3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3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3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3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4">ten</text:span>, ate vitamins, and, as Hannah formulated plans to work on her laptop/drink coffee, I decided I would drive home to get out of her way. We kissed passionately <text:span text:style-name="T24">as</text:span> she pushed me out the door. Kathryn hollered “Intruder!” at me and I corrected her, telling her I was an <text:span text:style-name="T19">ex</text:span>truder. I got in the car, drove home, took off my shoes and wrote at the Hog, 10:20.</text:p>
      <text:p text:style-name="P25">.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35"><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26">found</text:span> Telestrations. After Hannah carefully read the rules, we played three very fun rounds.</text:p>
      <text:p text:style-name="P27"><text:s text:c="3"/>We took a lap around the AtHome building, looking for potable water, ended up practically where we <text:span text:style-name="T26">had</text:span> started, grabbed a couple cases of Sofia, put them in the car, unloaded our wet laundry, drove to my house. Hannah used the restroom while I gathered my things. I started <text:span text:style-name="T26">drying my</text:span> laundry, chatted with Tony &amp; Maria about being quiet, Linux, art, processes, <text:span text:style-name="T26">walking, </text:span>weak bonds.</text:p>
      <text:p text:style-name="P27"><text:s text:c="3"/>I walked to Odd’s, ordered a latte, sat in the shade on the back deck, walked home, put on the latest batch of Ever-Expanding trio jams, wrote until 2:23. . .<text:span text:style-name="T25">I </text:span><text:span text:style-name="T26">listened</text:span><text:span text:style-name="T25"> again, folded and put away my laundry, took my drums to the car, ate my tacos and wrote, 3:27.</text:span></text:p>
      <text:p text:style-name="P27"/>
      <text:p text:style-name="P28">. . .</text:p>
      <text:p text:style-name="P28"/>
      <text:p text:style-name="P29">I packed my bag with boots, <text:span text:style-name="T26">dress</text:span> shirt, <text:span text:style-name="T26">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26">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28">floor</text:span>.</text:p>
      <text:p text:style-name="P29"><text:s text:c="3"/>I loaded drums into Hannah’s house and set them up while she focused on laundry, eating sour worms all the while. I said goodbye, drove to WCK, then home. I ate, sat at the Hog and wrote, 2:38. . .<text:span text:style-name="T27">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28">ed</text:span> why I hadn’t even recognized him on the way to Devin’s house.</text:p>
      <text:p text:style-name="P31"><text:soft-page-break/><text:s text:c="3"/>We drove Melissa home and then talked about how weird <text:span text:style-name="T33">rehearsal</text:span> <text:span text:style-name="T33">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3">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6">. . .<text:span text:style-name="T29">I stood around Org in an LBRS group for ages, eventually went and ran a very long and funny run with my old pal Calal. I ported to Moonglade and got on the FP to Org, 2:02. . .</text:span><text:span text:style-name="T30">I laid in bed, realized I might finally have motivation to do some creative writing, did a section about getting my laptop stolen, moving to Hill Hall and meeting Matt Martin, went to UJ, ordered a burger.</text:span></text:p>
      <text:p text:style-name="P36"><text:s text:c="3"/><text:span text:style-name="T30">I went to Odd, ordered an Americano, then Ingles, bought grapes, bananas, a notebook, walked home, did more writing and revising, wrote a section about having my first drink and hearing about a Porches concert, ran UBRS, ported to Org, 8:32.</text:span></text:p>
      <text:p text:style-name="P36">. . .<text:span text:style-name="T31">I wrote about seeing The Porches, laid in bed, got a visit from Hannah, cuddled, let her read what I had written and got the most amazing encouragement. I kissed her goodnight and sat at the computer, 11:31. . .</text:span><text:span text:style-name="T32">I ran an UBRS and back to Org, 12:53.</text:span></text:p>
      <text:p text:style-name="P36"/>
      <text:p text:style-name="P37"/>
      <text:p text:style-name="P37"/>
      <text:p text:style-name="P37"/>
      <text:p text:style-name="P37"><text:soft-page-break/>XI.V</text:p>
      <text:p text:style-name="P37"/>
      <text:p text:style-name="P37">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8"><text:s text:c="3"/>There was music playing from a robot in the basement and signs that Tony was starting to spread out his territory. I made a coffee, came upstairs, tidied my room, sat at the computer, 11:55.</text:p>
      <text:p text:style-name="P39">. . .<text:span text:style-name="T34">I typed up the edits I had marked, reprinted and moved to the bed to write some more, this time with Hannah’s advice: keep it true and don’t make edits. I detailed from after having seen the Porches through playing Brass Taps.</text:span></text:p>
      <text:p text:style-name="P39"><text:span text:style-name="T34"><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span></text:p>
      <text:p text:style-name="P40"/>
      <text:p text:style-name="P41">. . .</text:p>
      <text:p text:style-name="P40"/>
      <text:p text:style-name="P42">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42"><text:s text:c="3"/>We both ordered spaghetti, drove back to her house, cuddled on the couch. She wanted to look <text:span text:style-name="T36">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42"/>
      <text:p text:style-name="P42">XI.VI</text:p>
      <text:p text:style-name="P42"/>
      <text:p text:style-name="P42">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42"><text:s text:c="3"/><text:span text:style-name="T35">I looked at my phone for a while, got up, wrote at the computer and received a text from Hannah. The first part was a picture of her Artist’s Way Every Day book that said:</text:span></text:p>
      <text:p text:style-name="P42"><text:s text:c="3"/>“<text:span text:style-name="T35">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42"><text:s text:c="3"/><text:span text:style-name="T35">She followed up saying, “Good morning. Hope you got good rest and are having a good day so far [heart emoji] Glad I got to snuggle you last night!”</text:span></text:p>
      <text:p text:style-name="P42"><text:s text:c="3"/><text:span text:style-name="T35">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37">I went downstairs, made a cup of coffee, came back up ate some grapes in bed, looked at my phone, printed a page from my journal, 11:08.</text:span></text:p>
      <text:p text:style-name="P42"><text:soft-page-break/>. . .<text:span text:style-name="T38">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42"><text:s text:c="3"/><text:span text:style-name="T38">We sat on the porch and talked to Tommy about Trump, then a bit about our lives after he left. I wrote </text:span><text:span text:style-name="T40">some</text:span><text:span text:style-name="T38">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42">. . .<text:span text:style-name="T39">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42"/>
      <text:p text:style-name="P43">. . .</text:p>
      <text:p text:style-name="P42"/>
      <text:p text:style-name="P44">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4"><text:s text:c="3"/>Hannah got tired so I drove us back to her house, where we snuggled on the couch, moved to the bed. I think I caught a wink of sleep but suddenly felt very awake. I went to the living room, looked at my phone for a while and eventually slept.</text:p>
      <text:p text:style-name="P44"/>
      <text:p text:style-name="P44"/>
      <text:p text:style-name="P44"/>
      <text:p text:style-name="P44"><text:soft-page-break/>XI.VII</text:p>
      <text:p text:style-name="P44"/>
      <text:p text:style-name="P44">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4"><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4"><text:s text:c="3"/>I said hi to Tony, who had acquired a new computer, took off my shoes, sat at the Hog and wrote, 2:36.</text:p>
      <text:p text:style-name="P44"/>
      <text:p text:style-name="P45">. . .</text:p>
      <text:p text:style-name="P44"/>
      <text:p text:style-name="P46">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6"><text:s text:c="3"/>I walked through Malvern Hills park, up Harris, left at Carrier, right at Woodgate, right at Delaware, Left at Sand Hill, right at Olney, left at Vance Crescent, left at Vermont, walked up to the <text:soft-page-break/>Brew Pump, saw Mariah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6"/>
      <text:p text:style-name="P47">XI.VIII</text:p>
      <text:p text:style-name="P47"/>
      <text:p text:style-name="P47">I woke and sorted through a lot of texts. Hannah liked that I had said I love you. Melissa send the friend text a Facebook link to an Instagram reel, the outside bones clip. I don’t know if she knows we already quote that all the time. There were wordy texts from people saying they couldn’t be at the upcoming Saturday night Ether Jam. Also my dad got Wordle in four, so I played (READY in four.)</text:p>
      <text:p text:style-name="P47"><text:s text:c="3"/>I got up to make coffee but I couldn’t tell whether Tony was in his room or the basement, so I ate some grapes and put some Sofia in the Nespresso, made a cup, noticed that there were two full bags of recycling out on the back porch, went to my room, rank my coffee and wrote, going to the mailbox when the mailman came by in hopes of receiving my Musicares check, 10:26. . .<text:span text:style-name="T41">I laid in bed looking at my phone until 12:21.</text:span></text:p>
      <text:p text:style-name="P47">. . .<text:span text:style-name="T42">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Hannah some emergency coffee and hop waters, drove to her house.</text:span></text:p>
      <text:p text:style-name="P47"><text:s text:c="3"/><text:span text:style-name="T42">I said hello to the cats, laid on the couch, wrote about my COVID Carrier routine to moving out of Cait’s, packed up my drums, drove to Meyers, wrote at the Hog, 3:59. . .</text:span><text:span text:style-name="T43">I walked up to Odd’s, ordered a latte, sat on the porch detailed from </text:span><text:soft-page-break/><text:span text:style-name="T43">moving into Eric’s to telling Hannah it seemed like we like each other. I walked by the Brew Pump, said hey to Trey and talked about how neither of us miss the Foundry Hotel and its games, said hey to Lamont, walked home, took off my shoes, sat at the Hog and wrote, 5:27.</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8T17:27:37.318711264</dc:date>
    <meta:editing-duration>P66DT19H43M54S</meta:editing-duration>
    <meta:editing-cycles>702</meta:editing-cycles>
    <meta:generator>LibreOffice/24.2.5.2$MacOSX_X86_64 LibreOffice_project/bffef4ea93e59bebbeaf7f431bb02b1a39ee8a59</meta:generator>
    <meta:print-date>2024-11-07T14:40:30.409507167</meta:print-date>
    <meta:document-statistic meta:table-count="0" meta:image-count="0" meta:object-count="0" meta:page-count="47" meta:paragraph-count="147" meta:word-count="6907" meta:character-count="36541" meta:non-whitespace-character-count="29646"/>
  </office:meta>
</office:document-meta>
</file>